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ejercicio2" style:family="table">
      <style:table-properties style:width="17cm" table:align="margins" fo:background-color="transparent">
        <style:background-image/>
      </style:table-properties>
    </style:style>
    <style:style style:name="ejercicio2.A" style:family="table-column">
      <style:table-column-properties style:column-width="5.667cm" style:rel-column-width="21845*"/>
    </style:style>
    <style:style style:name="ejercicio2.A1" style:family="table-cell">
      <style:table-cell-properties fo:background-color="#00599d" fo:padding="0.049cm" fo:border-left="0.05pt solid #000000" fo:border-right="none" fo:border-top="0.05pt solid #000000" fo:border-bottom="0.05pt solid #000000" style:writing-mode="page">
        <style:background-image/>
      </style:table-cell-properties>
    </style:style>
    <style:style style:name="ejercicio2.C1" style:family="table-cell">
      <style:table-cell-properties fo:background-color="#00599d" fo:padding="0.049cm" fo:border="0.05pt solid #000000" style:writing-mode="page">
        <style:background-image/>
      </style:table-cell-properties>
    </style:style>
    <style:style style:name="ejercicio2.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ejercicio2.B2" style:family="table-cell" style:data-style-name="N10000">
      <style:table-cell-properties fo:background-color="transparent" fo:padding="0.049cm" fo:border-left="0.05pt solid #000000" fo:border-right="none" fo:border-top="none" fo:border-bottom="0.05pt solid #000000" style:writing-mode="page">
        <style:background-image/>
      </style:table-cell-properties>
    </style:style>
    <style:style style:name="ejercicio2.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ejercicio2.C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ejercicio2.C4"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ejercicio2.C5"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ejercicio2.C6"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ejercicio2.C7"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ejercicio2.C8"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ejercicio2.B9"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ejercicio2.C9"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ejercicio2.B10"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ejercicio2.C10"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ejercicio2.B11"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ejercicio2.C11"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ejercicio2.C1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ejercicio2.C1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ejercicio2.C14"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ejercicio2.B15" style:family="table-cell" style:data-style-name="N10000">
      <style:table-cell-properties fo:background-color="#dddddd" fo:padding="0.049cm" fo:border-left="0.05pt solid #000000" fo:border-right="none" fo:border-top="none" fo:border-bottom="0.05pt solid #000000" style:writing-mode="page">
        <style:background-image/>
      </style:table-cell-properties>
    </style:style>
    <style:style style:name="ejercicio2.C15"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ejercicio2.C16"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ejercicio2.17" style:family="table-row">
      <style:table-row-properties fo:background-color="transparent">
        <style:background-image/>
      </style:table-row-properties>
    </style:style>
    <style:style style:name="ejercicio2.C17"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P1" style:family="paragraph" style:parent-style-name="Header">
      <style:text-properties officeooo:rsid="000bb8cd" officeooo:paragraph-rsid="000bb8cd"/>
    </style:style>
    <style:style style:name="P2" style:family="paragraph" style:parent-style-name="Footer">
      <style:text-properties officeooo:rsid="000bb8cd" officeooo:paragraph-rsid="000bb8cd"/>
    </style:style>
    <style:style style:name="P3" style:family="paragraph" style:parent-style-name="Standard">
      <style:text-properties fo:font-weight="bold" officeooo:paragraph-rsid="000bb8cd" style:font-weight-asian="bold" style:font-weight-complex="bold"/>
    </style:style>
    <style:style style:name="P4" style:family="paragraph" style:parent-style-name="Standard">
      <style:text-properties fo:font-weight="bold" officeooo:rsid="000bb8cd" officeooo:paragraph-rsid="000bb8cd" style:font-weight-asian="bold" style:font-weight-complex="bold"/>
    </style:style>
    <style:style style:name="P5" style:family="paragraph" style:parent-style-name="Standard">
      <style:text-properties fo:font-weight="bold" officeooo:rsid="000bb8cd" officeooo:paragraph-rsid="000cec51" style:font-weight-asian="bold" style:font-weight-complex="bold"/>
    </style:style>
    <style:style style:name="P6" style:family="paragraph" style:parent-style-name="Standard">
      <style:text-properties fo:font-weight="bold" officeooo:rsid="000dea99" officeooo:paragraph-rsid="000dea99" style:font-weight-asian="bold" style:font-weight-complex="bold"/>
    </style:style>
    <style:style style:name="P7" style:family="paragraph" style:parent-style-name="Standard">
      <style:text-properties fo:font-weight="bold" officeooo:rsid="000e61ef" officeooo:paragraph-rsid="000e61ef" style:font-weight-asian="bold" style:font-weight-complex="bold"/>
    </style:style>
    <style:style style:name="P8" style:family="paragraph" style:parent-style-name="Standard">
      <style:text-properties fo:font-weight="normal" officeooo:rsid="000bb8cd" officeooo:paragraph-rsid="000bb8cd" style:font-weight-asian="normal" style:font-weight-complex="normal"/>
    </style:style>
    <style:style style:name="P9" style:family="paragraph" style:parent-style-name="Standard">
      <style:text-properties fo:font-weight="normal" officeooo:rsid="000dea99" officeooo:paragraph-rsid="000dea99" style:font-weight-asian="normal" style:font-weight-complex="normal"/>
    </style:style>
    <style:style style:name="P10" style:family="paragraph" style:parent-style-name="Standard">
      <style:text-properties fo:font-weight="normal" officeooo:rsid="000e61ef" officeooo:paragraph-rsid="000e61ef" style:font-weight-asian="normal" style:font-weight-complex="normal"/>
    </style:style>
    <style:style style:name="P11"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bc5e2" officeooo:paragraph-rsid="000bc5e2"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bc5e2" officeooo:paragraph-rsid="000bc5e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cec51" officeooo:paragraph-rsid="000cec5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text-properties style:text-underline-style="solid" style:text-underline-width="auto" style:text-underline-color="font-color" fo:font-weight="bold" officeooo:rsid="000e61ef" officeooo:paragraph-rsid="000e61ef" style:font-weight-asian="bold" style:font-weight-complex="bold"/>
    </style:style>
    <style:style style:name="P16" style:family="paragraph" style:parent-style-name="Standard">
      <style:text-properties style:text-underline-style="none" fo:font-weight="normal" officeooo:rsid="000e61ef" officeooo:paragraph-rsid="000e61ef" style:font-weight-asian="normal" style:font-weight-complex="normal"/>
    </style:style>
    <style:style style:name="P17" style:family="paragraph" style:parent-style-name="Standard">
      <style:text-properties fo:font-style="normal" style:text-underline-style="solid" style:text-underline-width="auto" style:text-underline-color="font-color" fo:font-weight="bold" officeooo:rsid="000e61ef" officeooo:paragraph-rsid="000e61ef" style:font-style-asian="normal" style:font-weight-asian="bold" style:font-style-complex="normal" style:font-weight-complex="bold"/>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cec51" officeooo:paragraph-rsid="0011812b"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list-style-name="Numbering_20_123">
      <style:text-properties fo:font-weight="bold" officeooo:paragraph-rsid="000bb8cd" style:font-weight-asian="bold" style:font-weight-complex="bold"/>
    </style:style>
    <style:style style:name="P20" style:family="paragraph" style:parent-style-name="Standard" style:list-style-name="Numbering_20_123">
      <style:text-properties fo:font-weight="bold" officeooo:rsid="000bb8cd" officeooo:paragraph-rsid="000bb8cd" style:font-weight-asian="bold" style:font-weight-complex="bold"/>
    </style:style>
    <style:style style:name="P21" style:family="paragraph" style:parent-style-name="Standard" style:list-style-name="Numbering_20_123">
      <style:text-properties fo:font-weight="bold" officeooo:rsid="000bb8cd" officeooo:paragraph-rsid="000cec51" style:font-weight-asian="bold" style:font-weight-complex="bold"/>
    </style:style>
    <style:style style:name="P22" style:family="paragraph" style:parent-style-name="Standard" style:list-style-name="Numbering_20_123">
      <style:text-properties fo:font-weight="bold" officeooo:rsid="000dea99" officeooo:paragraph-rsid="000dea99" style:font-weight-asian="bold" style:font-weight-complex="bold"/>
    </style:style>
    <style:style style:name="P23" style:family="paragraph" style:parent-style-name="Standard" style:list-style-name="Numbering_20_123">
      <style:text-properties fo:font-weight="bold" officeooo:rsid="000e61ef" officeooo:paragraph-rsid="000e61ef" style:font-weight-asian="bold" style:font-weight-complex="bold"/>
    </style:style>
    <style:style style:name="P24" style:family="paragraph" style:parent-style-name="Standard" style:list-style-name="List_20_1">
      <style:text-properties fo:font-weight="normal" officeooo:rsid="000bb8cd" officeooo:paragraph-rsid="000bb8cd" style:font-weight-asian="normal" style:font-weight-complex="normal"/>
    </style:style>
    <style:style style:name="P25" style:family="paragraph" style:parent-style-name="Standard" style:list-style-name="List_20_1">
      <style:text-properties fo:font-weight="normal" officeooo:rsid="000dea99" officeooo:paragraph-rsid="000dea99" style:font-weight-asian="normal" style:font-weight-complex="normal"/>
    </style:style>
    <style:style style:name="P26" style:family="paragraph" style:parent-style-name="Standard" style:list-style-name="Numbering_20_123">
      <style:text-properties fo:font-weight="normal" officeooo:rsid="000dea99" officeooo:paragraph-rsid="000dea99" style:font-weight-asian="normal" style:font-weight-complex="normal"/>
    </style:style>
    <style:style style:name="P27" style:family="paragraph" style:parent-style-name="Standard" style:list-style-name="List_20_1">
      <style:text-properties fo:font-weight="normal" officeooo:rsid="000ff325" officeooo:paragraph-rsid="000ff325" style:font-weight-asian="normal" style:font-weight-complex="normal"/>
    </style:style>
    <style:style style:name="P28" style:family="paragraph" style:parent-style-name="Standard" style:list-style-name="List_20_1">
      <style:text-properties fo:font-weight="normal" officeooo:rsid="000e61ef" officeooo:paragraph-rsid="000e61ef" style:font-weight-asian="normal" style:font-weight-complex="normal"/>
    </style:style>
    <style:style style:name="P29" style:family="paragraph" style:parent-style-name="Standard" style:list-style-name="List_20_1">
      <style:text-properties style:text-underline-style="none" fo:font-weight="normal" officeooo:rsid="000e61ef" officeooo:paragraph-rsid="000e61ef" style:font-weight-asian="normal" style:font-weight-complex="normal"/>
    </style:style>
    <style:style style:name="P30" style:family="paragraph" style:parent-style-name="Standard" style:list-style-name="List_20_1">
      <style:text-properties fo:font-style="normal" style:text-underline-style="none" fo:font-weight="normal" officeooo:rsid="000e61ef" officeooo:paragraph-rsid="000e61ef" style:font-style-asian="normal" style:font-weight-asian="normal" style:font-style-complex="normal" style:font-weight-complex="normal"/>
    </style:style>
    <style:style style:name="T1" style:family="text">
      <style:text-properties officeooo:rsid="000cec51"/>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 style:family="text">
      <style:text-properties officeooo:rsid="001181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list xml:id="list3546271705" text:style-name="Numbering_20_123">
        <text:list-item>
          <text:p text:style-name="P19">¿Cuáles serían los atributos de la clase PilotoDeFormula1? </text:p>
          <text:p text:style-name="P19"/>
        </text:list-item>
      </text:list>
      <text:list xml:id="list3031504544" text:style-name="List_20_1">
        <text:list-item>
          <text:p text:style-name="P24">Nombre</text:p>
        </text:list-item>
        <text:list-item>
          <text:p text:style-name="P24">Apellidos</text:p>
        </text:list-item>
        <text:list-item>
          <text:p text:style-name="P24">Edad</text:p>
        </text:list-item>
        <text:list-item>
          <text:p text:style-name="P24">Años en la competición</text:p>
        </text:list-item>
        <text:list-item>
          <text:p text:style-name="P24">Títulos ganados</text:p>
        </text:list-item>
        <text:list-item>
          <text:p text:style-name="P24">Equipo</text:p>
        </text:list-item>
        <text:list-item>
          <text:p text:style-name="P24">Coche</text:p>
        </text:list-item>
      </text:list>
      <text:list xml:id="list85000467436400" text:continue-list="list3546271705" text:style-name="Numbering_20_123">
        <text:list-header>
          <text:p text:style-name="P19"/>
          <text:p text:style-name="P19">¿Se te ocurren algunas instancias de esta clase? </text:p>
        </text:list-header>
      </text:list>
      <text:p text:style-name="P3"/>
      <text:list xml:id="list85000593506554" text:continue-list="list3031504544" text:style-name="List_20_1">
        <text:list-item>
          <text:p text:style-name="P24">Fernando Alonso</text:p>
        </text:list-item>
        <text:list-item>
          <text:p text:style-name="P24">Michael Schumacher</text:p>
        </text:list-item>
        <text:list-item>
          <text:p text:style-name="P24">Lewis Hamilton</text:p>
        </text:list-item>
        <text:list-item>
          <text:p text:style-name="P24">Sebastian Vettel</text:p>
        </text:list-item>
        <text:list-item>
          <text:p text:style-name="P24">Max Verstappen</text:p>
        </text:list-item>
      </text:list>
      <text:p text:style-name="P8"/>
      <text:p text:style-name="P8"/>
      <text:list xml:id="list85000636359931" text:continue-list="list85000467436400" text:style-name="Numbering_20_123">
        <text:list-item>
          <text:p text:style-name="P20">A continuación tienes una lista en la que están mezcladas varias clases con instancias de esas clases. Para ponerlo un poco más difícil, todos los elementos están escritos en minúscula. Di cuáles son las clases, cuáles las instancias, a qué clase pertenece cada una de estas instancias y cuál es la jerarquía entre las clases: paula, goofy, gardfiel, perro, mineral, caballo, tom, silvestre, pirita, rocinante, milu, snoopy, gato, pluto, animal, javier, bucefalo, pegaso, ayudante_de_santa_claus, cuarzo, laika, persona, pato_lucas. </text:p>
        </text:list-item>
      </text:list>
      <table:table table:name="ejercicio2" table:style-name="ejercicio2" table:template-name="Box List Blue">
        <table:table-column table:style-name="ejercicio2.A" table:number-columns-repeated="3"/>
        <table:table-row table:style-name="TableLine2225122033136">
          <table:table-cell table:style-name="ejercicio2.A1" office:value-type="string">
            <text:p text:style-name="P11">Clase</text:p>
          </table:table-cell>
          <table:table-cell table:style-name="ejercicio2.A1" office:value-type="string">
            <text:p text:style-name="P11">Subclase</text:p>
          </table:table-cell>
          <table:table-cell table:style-name="ejercicio2.C1" office:value-type="string">
            <text:p text:style-name="P11">Instancia</text:p>
          </table:table-cell>
        </table:table-row>
        <table:table-row table:style-name="TableLine2225122031776">
          <table:table-cell table:style-name="ejercicio2.A2" table:number-rows-spanned="2" office:value-type="string">
            <text:p text:style-name="P12"><text:span text:style-name="T1">m</text:span>ineral</text:p>
          </table:table-cell>
          <table:table-cell table:style-name="ejercicio2.B2" table:number-rows-spanned="2">
            <text:p text:style-name="P13"/>
          </table:table-cell>
          <table:table-cell table:style-name="ejercicio2.C2" office:value-type="string">
            <text:p text:style-name="P12"><text:span text:style-name="T1">p</text:span>irita</text:p>
          </table:table-cell>
        </table:table-row>
        <table:table-row table:style-name="TableLine2225122045920">
          <table:covered-table-cell table:style-name="ejercicio2.A2"/>
          <table:covered-table-cell table:style-name="ejercicio2.B2"/>
          <table:table-cell table:style-name="ejercicio2.C3" office:value-type="string">
            <text:p text:style-name="P12"><text:span text:style-name="T1">c</text:span>uarzo</text:p>
          </table:table-cell>
        </table:table-row>
        <table:table-row table:style-name="TableLine2225122032864">
          <table:table-cell table:style-name="ejercicio2.A2" table:number-rows-spanned="12" office:value-type="string">
            <text:p text:style-name="P12"><text:span text:style-name="T1">a</text:span>nimal</text:p>
          </table:table-cell>
          <table:table-cell table:style-name="ejercicio2.A2" table:number-rows-spanned="5" office:value-type="string">
            <text:p text:style-name="P12"><text:span text:style-name="T1">p</text:span>erro</text:p>
          </table:table-cell>
          <table:table-cell table:style-name="ejercicio2.C4" office:value-type="string">
            <text:p text:style-name="P12"><text:span text:style-name="T1">g</text:span>oofy</text:p>
          </table:table-cell>
        </table:table-row>
        <table:table-row table:style-name="TableLine2225122036128">
          <table:covered-table-cell table:style-name="ejercicio2.A2"/>
          <table:covered-table-cell table:style-name="ejercicio2.A2"/>
          <table:table-cell table:style-name="ejercicio2.C5" office:value-type="string">
            <text:p text:style-name="P12"><text:span text:style-name="T1">m</text:span>ilu</text:p>
          </table:table-cell>
        </table:table-row>
        <table:table-row table:style-name="TableLine2225122036672">
          <table:covered-table-cell table:style-name="ejercicio2.A2"/>
          <table:covered-table-cell table:style-name="ejercicio2.A2"/>
          <table:table-cell table:style-name="ejercicio2.C6" office:value-type="string">
            <text:p text:style-name="P12"><text:span text:style-name="T1">s</text:span>noopy</text:p>
          </table:table-cell>
        </table:table-row>
        <table:table-row table:style-name="TableLine2225122063872">
          <table:covered-table-cell table:style-name="ejercicio2.A2"/>
          <table:covered-table-cell table:style-name="ejercicio2.A2"/>
          <table:table-cell table:style-name="ejercicio2.C7" office:value-type="string">
            <text:p text:style-name="P12"><text:span text:style-name="T1">p</text:span>luto</text:p>
          </table:table-cell>
        </table:table-row>
        <table:table-row table:style-name="TableLine2225122065232">
          <table:covered-table-cell table:style-name="ejercicio2.A2"/>
          <table:covered-table-cell table:style-name="ejercicio2.A2"/>
          <table:table-cell table:style-name="ejercicio2.C8" office:value-type="string">
            <text:p text:style-name="P18"><text:span text:style-name="T5">l</text:span>aika, ayudante_de_santa_claus</text:p>
          </table:table-cell>
        </table:table-row>
        <table:table-row table:style-name="TableLine2225122052448">
          <table:covered-table-cell table:style-name="ejercicio2.A2"/>
          <table:table-cell table:style-name="ejercicio2.B11" table:number-rows-spanned="3" office:value-type="string">
            <text:p text:style-name="P14">gato</text:p>
          </table:table-cell>
          <table:table-cell table:style-name="ejercicio2.C9" office:value-type="string">
            <text:p text:style-name="P14">gardfiel</text:p>
          </table:table-cell>
        </table:table-row>
        <table:table-row table:style-name="TableLine2225122052720">
          <table:covered-table-cell table:style-name="ejercicio2.A2"/>
          <table:covered-table-cell table:style-name="ejercicio2.B11"/>
          <table:table-cell table:style-name="ejercicio2.C10" office:value-type="string">
            <text:p text:style-name="P14">tom</text:p>
          </table:table-cell>
        </table:table-row>
        <table:table-row table:style-name="TableLine2225122050544">
          <table:covered-table-cell table:style-name="ejercicio2.A2"/>
          <table:covered-table-cell table:style-name="ejercicio2.B11"/>
          <table:table-cell table:style-name="ejercicio2.C11" office:value-type="string">
            <text:p text:style-name="P14">silvestre</text:p>
          </table:table-cell>
        </table:table-row>
        <table:table-row table:style-name="TableLine2225122058704">
          <table:covered-table-cell table:style-name="ejercicio2.A2"/>
          <table:table-cell table:style-name="ejercicio2.A2" table:number-rows-spanned="3" office:value-type="string">
            <text:p text:style-name="P14">caballo</text:p>
          </table:table-cell>
          <table:table-cell table:style-name="ejercicio2.C12" office:value-type="string">
            <text:p text:style-name="P14">rocinante</text:p>
          </table:table-cell>
        </table:table-row>
        <table:table-row table:style-name="TableLine2225122060064">
          <table:covered-table-cell table:style-name="ejercicio2.A2"/>
          <table:covered-table-cell table:style-name="ejercicio2.A2"/>
          <table:table-cell table:style-name="ejercicio2.C13" office:value-type="string">
            <text:p text:style-name="P14">bucefalo</text:p>
          </table:table-cell>
        </table:table-row>
        <table:table-row table:style-name="TableLine2225122061424">
          <table:covered-table-cell table:style-name="ejercicio2.A2"/>
          <table:covered-table-cell table:style-name="ejercicio2.A2"/>
          <table:table-cell table:style-name="ejercicio2.C14" office:value-type="string">
            <text:p text:style-name="P14">pegaso</text:p>
          </table:table-cell>
        </table:table-row>
        <table:table-row table:style-name="TableLine2225122060608">
          <table:covered-table-cell table:style-name="ejercicio2.A2"/>
          <table:table-cell table:style-name="ejercicio2.B15">
            <text:p text:style-name="P14"/>
          </table:table-cell>
          <table:table-cell table:style-name="ejercicio2.C15" office:value-type="string">
            <text:p text:style-name="P14">pato_lucas</text:p>
          </table:table-cell>
        </table:table-row>
        <table:table-row table:style-name="TableLine2225122063600">
          <table:table-cell table:style-name="ejercicio2.A2" table:number-rows-spanned="2" office:value-type="string">
            <text:p text:style-name="P14">persona</text:p>
          </table:table-cell>
          <table:table-cell table:style-name="ejercicio2.A2" table:number-rows-spanned="2" office:value-type="string">
            <text:p text:style-name="P14"/>
          </table:table-cell>
          <table:table-cell table:style-name="ejercicio2.C16" office:value-type="string">
            <text:p text:style-name="P14">paula</text:p>
          </table:table-cell>
        </table:table-row>
        <table:table-row table:style-name="ejercicio2.17">
          <table:covered-table-cell table:style-name="ejercicio2.A2"/>
          <table:covered-table-cell table:style-name="ejercicio2.A2"/>
          <table:table-cell table:style-name="ejercicio2.C17" office:value-type="string">
            <text:p text:style-name="P14">javier</text:p>
          </table:table-cell>
        </table:table-row>
      </table:table>
      <text:p text:style-name="P4"><text:soft-page-break/></text:p>
      <text:list xml:id="list85001208549132" text:continue-numbering="true" text:style-name="Numbering_20_123">
        <text:list-item>
          <text:p text:style-name="P21">¿Cuáles serían los atributos de la clase Vivienda? </text:p>
          <text:p text:style-name="P21"/>
        </text:list-item>
      </text:list>
      <text:list xml:id="list85002131844960" text:continue-list="list85000593506554" text:style-name="List_20_1">
        <text:list-item>
          <text:p text:style-name="P25">Extensión</text:p>
        </text:list-item>
        <text:list-item>
          <text:p text:style-name="P25">Plantas</text:p>
        </text:list-item>
        <text:list-item>
          <text:p text:style-name="P25">N.º Habitaciones</text:p>
        </text:list-item>
        <text:list-item>
          <text:p text:style-name="P25">N.º Baños</text:p>
        </text:list-item>
        <text:list-item>
          <text:p text:style-name="P25">Dirección</text:p>
        </text:list-item>
      </text:list>
      <text:list xml:id="list85001855914942" text:continue-list="list85001208549132" text:style-name="Numbering_20_123">
        <text:list-header>
          <text:p text:style-name="P21"/>
          <text:p text:style-name="P21"/>
          <text:p text:style-name="P21">¿Qué subclases se te ocurren? </text:p>
        </text:list-header>
      </text:list>
      <text:p text:style-name="P5"/>
      <text:list xml:id="list85001870075335" text:continue-list="list85002131844960" text:style-name="List_20_1">
        <text:list-item>
          <text:p text:style-name="P25">Apartamento</text:p>
        </text:list-item>
        <text:list-item>
          <text:p text:style-name="P25">Chalet</text:p>
        </text:list-item>
        <text:list-item>
          <text:p text:style-name="P25">Casa Mata</text:p>
        </text:list-item>
        <text:list-item>
          <text:p text:style-name="P25">Adosado</text:p>
        </text:list-item>
      </text:list>
      <text:p text:style-name="P9"/>
      <text:p text:style-name="P9"/>
      <text:p text:style-name="P9"/>
      <text:list xml:id="list85001179552937" text:continue-list="list85001855914942" text:style-name="Numbering_20_123">
        <text:list-item>
          <text:p text:style-name="P22">Piensa en la liga de baloncesto, ¿qué 5 clases se te ocurren para representar 5 elementos distintos que intervengan en la liga? </text:p>
        </text:list-item>
      </text:list>
      <text:p text:style-name="P9"/>
      <text:list xml:id="list85002599980439" text:continue-list="list85001870075335" text:style-name="List_20_1">
        <text:list-item>
          <text:p text:style-name="P25">Equipo</text:p>
        </text:list-item>
        <text:list-item>
          <text:p text:style-name="P25">Jugador</text:p>
        </text:list-item>
        <text:list-item>
          <text:p text:style-name="P25">Cancha</text:p>
        </text:list-item>
        <text:list-item>
          <text:p text:style-name="P25">Conferencia</text:p>
        </text:list-item>
        <text:list-item>
          <text:p text:style-name="P25">Posición</text:p>
        </text:list-item>
      </text:list>
      <text:p text:style-name="P9"/>
      <text:p text:style-name="P9"/>
      <text:p text:style-name="P9"/>
      <text:list xml:id="list85000466682308" text:continue-list="list85001179552937" text:style-name="Numbering_20_123">
        <text:list-item>
          <text:p text:style-name="P22">Haz una lista con los atributos que podría tener la clase caballo. </text:p>
          <text:p text:style-name="P26"/>
        </text:list-item>
      </text:list>
      <text:list xml:id="list85000829187803" text:continue-list="list85002599980439" text:style-name="List_20_1">
        <text:list-item>
          <text:p text:style-name="P27">Nombre</text:p>
        </text:list-item>
        <text:list-item>
          <text:p text:style-name="P25">Tamaño</text:p>
        </text:list-item>
        <text:list-item>
          <text:p text:style-name="P25">Sexo</text:p>
        </text:list-item>
        <text:list-item>
          <text:p text:style-name="P25">Edad</text:p>
        </text:list-item>
        <text:list-item>
          <text:p text:style-name="P25">Raza</text:p>
        </text:list-item>
      </text:list>
      <text:list xml:id="list85000603728134" text:continue-list="list85000466682308" text:style-name="Numbering_20_123">
        <text:list-header>
          <text:p text:style-name="P26"/>
          <text:p text:style-name="P22">A continuación haz una lista con los posibles métodos (acciones asociadas a los caballos). </text:p>
        </text:list-header>
      </text:list>
      <text:p text:style-name="P6"/>
      <text:list xml:id="list85001737263182" text:continue-list="list85000829187803" text:style-name="List_20_1">
        <text:list-item>
          <text:p text:style-name="P25">Correr</text:p>
        </text:list-item>
        <text:list-item>
          <text:p text:style-name="P25">Saltar</text:p>
        </text:list-item>
        <text:list-item>
          <text:p text:style-name="P25">Relinchar</text:p>
        </text:list-item>
        <text:list-item>
          <text:p text:style-name="P25">Comer</text:p>
        </text:list-item>
        <text:list-item>
          <text:p text:style-name="P25">Beber</text:p>
        </text:list-item>
        <text:list-item>
          <text:p text:style-name="P25">Dormir</text:p>
        </text:list-item>
      </text:list>
      <text:p text:style-name="P9"/>
      <text:p text:style-name="P9"><text:soft-page-break/></text:p>
      <text:p text:style-name="P9"/>
      <text:list xml:id="list85002345096991" text:continue-list="list85000603728134" text:style-name="Numbering_20_123">
        <text:list-item>
          <text:p text:style-name="P22">Lista los atributos de la clase Alumno ¿Sería nombre uno de los atributos de la clase? Razona tu respuesta. </text:p>
        </text:list-item>
      </text:list>
      <text:p text:style-name="P6"/>
      <text:list xml:id="list85000650232265" text:continue-list="list85001737263182" text:style-name="List_20_1">
        <text:list-item>
          <text:p text:style-name="P28">Nombre</text:p>
        </text:list-item>
        <text:list-item>
          <text:p text:style-name="P28">Apellidos</text:p>
        </text:list-item>
        <text:list-item>
          <text:p text:style-name="P28">Edad</text:p>
        </text:list-item>
        <text:list-item>
          <text:p text:style-name="P28">Teléfono</text:p>
        </text:list-item>
        <text:list-item>
          <text:p text:style-name="P28">Correo Electrónico</text:p>
        </text:list-item>
        <text:list-item>
          <text:p text:style-name="P28">Estudios Previos</text:p>
        </text:list-item>
        <text:list-item>
          <text:p text:style-name="P28">Media</text:p>
        </text:list-item>
      </text:list>
      <text:p text:style-name="P10"/>
      <text:p text:style-name="P10"><text:tab/>Nombre sería uno de los atributos de la clase porque cada alumno tiene un nombre, que <text:tab/>puede ser igual al de otro o distinto, ya distinguiéndose por los apellidos o el id, pero es una <text:tab/>parte muy importante de cada alumno.</text:p>
      <text:p text:style-name="P10"/>
      <text:p text:style-name="P10"/>
      <text:p text:style-name="P10"/>
      <text:list xml:id="list85001471506771" text:continue-list="list85002345096991" text:style-name="Numbering_20_123">
        <text:list-item>
          <text:p text:style-name="P23">¿Cuáles serían los atributos de la clase Ventana (de ordenador)? ¿cuáles serían los métodos? Piensa en las propiedades y en el comportamiento de una ventana de cualquier programa. </text:p>
        </text:list-item>
      </text:list>
      <text:p text:style-name="P7"/>
      <text:p text:style-name="P7"><text:tab/><text:span text:style-name="T2">Atributos:</text:span></text:p>
      <text:p text:style-name="P15"/>
      <text:list xml:id="list85002209754694" text:continue-list="list85000650232265" text:style-name="List_20_1">
        <text:list-item>
          <text:p text:style-name="P29">Resolución</text:p>
        </text:list-item>
        <text:list-item>
          <text:p text:style-name="P29">Aplicación que muestra</text:p>
        </text:list-item>
        <text:list-item>
          <text:p text:style-name="P29">Interfaz</text:p>
        </text:list-item>
        <text:list-item>
          <text:p text:style-name="P29">Opciones</text:p>
        </text:list-item>
      </text:list>
      <text:p text:style-name="P16"/>
      <text:p text:style-name="P10"><text:span text:style-name="T3"><text:tab/></text:span><text:span text:style-name="T4">Métodos:</text:span></text:p>
      <text:p text:style-name="P17"/>
      <text:list xml:id="list85001029622947" text:continue-numbering="true" text:style-name="List_20_1">
        <text:list-item>
          <text:p text:style-name="P30">Cerrarse</text:p>
        </text:list-item>
        <text:list-item>
          <text:p text:style-name="P30">Expandirse</text:p>
        </text:list-item>
        <text:list-item>
          <text:p text:style-name="P30">Minimizarse</text:p>
        </text:list-item>
        <text:list-item>
          <text:p text:style-name="P30">Enchicarse</text:p>
        </text:list-item>
        <text:list-item>
          <text:p text:style-name="P30">Abrirs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2.305cm" fo:text-indent="-0.4cm" fo:margin-left="2.30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2.706cm" fo:text-indent="-0.4cm" fo:margin-left="2.7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3.104cm" fo:text-indent="-0.4cm" fo:margin-left="3.1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505cm" fo:text-indent="-0.4cm" fo:margin-left="3.50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905cm" fo:text-indent="-0.4cm" fo:margin-left="3.90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306cm" fo:text-indent="-0.4cm" fo:margin-left="4.30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4.704cm" fo:text-indent="-0.4cm" fo:margin-left="4.7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105cm" fo:text-indent="-0.4cm" fo:margin-left="5.10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5.505cm" fo:text-indent="-0.4cm" fo:margin-left="5.50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5.906cm" fo:text-indent="-0.4cm" fo:margin-left="5.90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style style:name="MP1" style:family="paragraph" style:parent-style-name="Header">
      <style:text-properties officeooo:rsid="000bb8cd" officeooo:paragraph-rsid="000bb8cd"/>
    </style:style>
    <style:style style:name="MP2" style:family="paragraph" style:parent-style-name="Footer">
      <style:text-properties officeooo:rsid="000bb8cd" officeooo:paragraph-rsid="000bb8c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onceptos de POO<text:tab/><text:tab/>Programación</text:p>
      </style:header>
      <style:footer>
        <text:p text:style-name="MP2">Alberto Moreno González 1º DAM IES Campanillas<text:tab/><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13:56:26.078000000</meta:creation-date>
    <dc:date>2022-02-07T08:50:00.181000000</dc:date>
    <meta:editing-duration>PT21M9S</meta:editing-duration>
    <meta:editing-cycles>3</meta:editing-cycles>
    <meta:generator>LibreOffice/7.2.2.2$Windows_X86_64 LibreOffice_project/02b2acce88a210515b4a5bb2e46cbfb63fe97d56</meta:generator>
    <meta:document-statistic meta:table-count="1" meta:image-count="0" meta:object-count="0" meta:page-count="3" meta:paragraph-count="93" meta:word-count="412" meta:character-count="2353" meta:non-whitespace-character-count="2078"/>
  </office:meta>
</office:document-meta>
</file>